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rect draw:style-name="gr1" draw:text-style-name="P2" draw:id="id9" draw:layer="layout" svg:width="2.286cm" svg:height="1.481cm" svg:x="2.905cm" svg:y="13.7cm">
            <text:p text:style-name="P1"><text:span text:style-name="T1">cable</text:span></text:p>
            <text:p text:style-name="P1"><text:span text:style-name="T1">parallel</text:span></text:p>
          </draw:rect>
          <draw:rect draw:style-name="gr1" draw:text-style-name="P3" draw:id="id7" draw:layer="layout" svg:width="2.54cm" svg:height="1.481cm" svg:x="5.445cm" svg:y="13.7cm">
            <text:p text:style-name="P1"><text:span text:style-name="T1">cable</text:span></text:p>
            <text:p text:style-name="P1"><text:span text:style-name="T1">usbblaster</text:span></text:p>
          </draw:rect>
          <draw:rect draw:style-name="gr1" draw:text-style-name="P3" draw:id="id8" draw:layer="layout" svg:width="2.328cm" svg:height="1.481cm" svg:x="8.197cm" svg:y="13.7cm">
            <text:p text:style-name="P1"><text:span text:style-name="T1">cable</text:span></text:p>
            <text:p text:style-name="P1"><text:span text:style-name="T1">...</text:span></text:p>
          </draw:rect>
          <draw:rect draw:style-name="gr1" draw:text-style-name="P3" draw:id="id6" draw:layer="layout" svg:width="2.54cm" svg:height="1.481cm" svg:x="5.445cm" svg:y="10.949cm">
            <text:p text:style-name="P3"><text:span text:style-name="T1">cable</text:span></text:p>
            <text:p text:style-name="P3"><text:span text:style-name="T1">common</text:span></text:p>
          </draw:rect>
          <draw:rect draw:style-name="gr1" draw:text-style-name="P3" draw:id="id5" draw:layer="layout" svg:width="2.54cm" svg:height="1.905cm" svg:x="5.445cm" svg:y="8.62cm">
            <text:p text:style-name="P3"><text:span text:style-name="T1">chain</text:span></text:p>
            <text:p text:style-name="P3"><text:span text:style-name="T1">commands</text:span></text:p>
          </draw:rect>
          <draw:rect draw:style-name="gr1" draw:text-style-name="P3" draw:id="id3" draw:layer="layout" svg:width="2.328cm" svg:height="1.481cm" svg:x="3.964cm" svg:y="5.869cm">
            <text:p text:style-name="P3"><text:span text:style-name="T1">adv_dbg</text:span></text:p>
            <text:p text:style-name="P3"><text:span text:style-name="T1">commands</text:span></text:p>
          </draw:rect>
          <draw:rect draw:style-name="gr1" draw:text-style-name="P1" draw:id="id4" draw:layer="layout" svg:width="2.328cm" svg:height="1.481cm" svg:x="7.35cm" svg:y="5.869cm">
            <text:p text:style-name="P1"><text:span text:style-name="T1">legacy_dbg</text:span></text:p>
            <text:p text:style-name="P1"><text:span text:style-name="T1">commands</text:span></text:p>
          </draw:rect>
          <draw:rect draw:style-name="gr1" draw:text-style-name="P3" draw:id="id2" draw:layer="layout" svg:width="2.328cm" svg:height="1.27cm" svg:x="5.657cm" svg:y="3.54cm">
            <text:p text:style-name="P3"><text:span text:style-name="T1">dbg_api</text:span></text:p>
          </draw:rect>
          <draw:rect draw:style-name="gr1" draw:text-style-name="P1" draw:id="id1" draw:layer="layout" svg:width="2.328cm" svg:height="1.523cm" svg:x="5.657cm" svg:y="1cm">
            <text:p text:style-name="P1"><text:span text:style-name="T1">rsp</text:span></text:p>
            <text:p text:style-name="P1"><text:span text:style-name="T1">server</text:span></text:p>
          </draw:rect>
          <draw:rect draw:style-name="gr2" draw:text-style-name="P3" draw:id="id11" draw:layer="layout" svg:width="2.328cm" svg:height="1.905cm" svg:x="11.795cm" svg:y="8.62cm">
            <text:p text:style-name="P1"><text:span text:style-name="T1">adv_jtag</text:span></text:p>
            <text:p text:style-name="P1"><text:span text:style-name="T1">bridge</text:span></text:p>
            <text:p text:style-name="P1"><text:span text:style-name="T1">(main)</text:span></text:p>
          </draw:rect>
          <draw:rect draw:style-name="gr1" draw:text-style-name="P3" draw:id="id10" draw:layer="layout" svg:width="2.328cm" svg:height="1.27cm" svg:x="11.795cm" svg:y="3.54cm">
            <text:p text:style-name="P1"><text:span text:style-name="T1">or32</text:span></text:p>
            <text:p text:style-name="P1"><text:span text:style-name="T1">selftest</text:span></text:p>
          </draw:rect>
          <draw:rect draw:style-name="gr1" draw:text-style-name="P3" draw:id="id12" draw:layer="layout" svg:width="2.328cm" svg:height="1.481cm" svg:x="11.795cm" svg:y="11.16cm">
            <text:p text:style-name="P3"><text:span text:style-name="T1">BSDL</text:span></text:p>
          </draw:rect>
          <draw:connector draw:style-name="gr3" draw:text-style-name="P4" draw:layer="layout" svg:x1="6.821cm" svg:y1="2.523cm" svg:x2="6.821cm" svg:y2="3.54cm" draw:start-shape="id1" draw:start-glue-point="2" draw:end-shape="id2" draw:end-glue-point="0">
            <text:p/>
          </draw:connector>
          <draw:connector draw:style-name="gr3" draw:text-style-name="P4" draw:layer="layout" svg:x1="6.821cm" svg:y1="4.81cm" svg:x2="5.128cm" svg:y2="5.869cm" draw:start-shape="id2" draw:start-glue-point="2" draw:end-shape="id3" draw:end-glue-point="0">
            <text:p/>
          </draw:connector>
          <draw:connector draw:style-name="gr3" draw:text-style-name="P4" draw:layer="layout" svg:x1="6.821cm" svg:y1="4.81cm" svg:x2="8.514cm" svg:y2="5.869cm" draw:start-shape="id2" draw:start-glue-point="2" draw:end-shape="id4" draw:end-glue-point="0">
            <text:p/>
          </draw:connector>
          <draw:connector draw:style-name="gr3" draw:text-style-name="P4" draw:layer="layout" svg:x1="5.128cm" svg:y1="7.35cm" svg:x2="6.715cm" svg:y2="8.62cm" draw:start-shape="id3" draw:start-glue-point="2" draw:end-shape="id5" draw:end-glue-point="0">
            <text:p/>
          </draw:connector>
          <draw:connector draw:style-name="gr3" draw:text-style-name="P4" draw:layer="layout" svg:x1="8.514cm" svg:y1="7.35cm" svg:x2="6.715cm" svg:y2="8.62cm" draw:start-shape="id4" draw:start-glue-point="2" draw:end-shape="id5" draw:end-glue-point="0">
            <text:p/>
          </draw:connector>
          <draw:connector draw:style-name="gr3" draw:text-style-name="P4" draw:layer="layout" svg:x1="6.715cm" svg:y1="10.525cm" svg:x2="6.715cm" svg:y2="10.949cm" draw:start-shape="id5" draw:start-glue-point="2" draw:end-shape="id6" draw:end-glue-point="0">
            <text:p/>
          </draw:connector>
          <draw:connector draw:style-name="gr3" draw:text-style-name="P4" draw:layer="layout" svg:x1="6.715cm" svg:y1="12.43cm" svg:x2="6.715cm" svg:y2="13.7cm" draw:start-shape="id6" draw:start-glue-point="2" draw:end-shape="id7" draw:end-glue-point="0">
            <text:p/>
          </draw:connector>
          <draw:connector draw:style-name="gr3" draw:text-style-name="P4" draw:layer="layout" svg:x1="6.715cm" svg:y1="12.43cm" svg:x2="9.361cm" svg:y2="13.7cm" draw:start-shape="id6" draw:start-glue-point="2" draw:end-shape="id8" draw:end-glue-point="0">
            <text:p/>
          </draw:connector>
          <draw:connector draw:style-name="gr3" draw:text-style-name="P4" draw:layer="layout" svg:x1="6.715cm" svg:y1="12.43cm" svg:x2="4.048cm" svg:y2="13.7cm" draw:start-shape="id6" draw:start-glue-point="2" draw:end-shape="id9" draw:end-glue-point="0">
            <text:p/>
          </draw:connector>
          <draw:connector draw:style-name="gr3" draw:text-style-name="P4" draw:layer="layout" svg:x1="11.795cm" svg:y1="4.175cm" svg:x2="7.985cm" svg:y2="4.175cm" draw:start-shape="id10" draw:start-glue-point="3" draw:end-shape="id2" draw:end-glue-point="1">
            <text:p/>
          </draw:connector>
          <draw:connector draw:style-name="gr3" draw:text-style-name="P4" draw:layer="layout" svg:x1="12.959cm" svg:y1="8.62cm" svg:x2="12.959cm" svg:y2="4.81cm" draw:start-shape="id11" draw:start-glue-point="0" draw:end-shape="id10" draw:end-glue-point="2">
            <text:p/>
          </draw:connector>
          <draw:connector draw:style-name="gr3" draw:text-style-name="P4" draw:layer="layout" svg:x1="12.959cm" svg:y1="10.525cm" svg:x2="12.959cm" svg:y2="11.16cm" draw:start-shape="id11" draw:start-glue-point="2" draw:end-shape="id12" draw:end-glue-point="0">
            <text:p/>
          </draw:connector>
          <draw:connector draw:style-name="gr3" draw:text-style-name="P4" draw:layer="layout" svg:x1="11.795cm" svg:y1="9.572cm" svg:x2="7.985cm" svg:y2="9.572cm" draw:start-shape="id11" draw:start-glue-point="3" draw:end-shape="id5">
            <text:p/>
          </draw:connector>
          <draw:connector draw:style-name="gr3" draw:text-style-name="P4" draw:layer="layout" svg:x1="14.123cm" svg:y1="9.572cm" svg:x2="7.985cm" svg:y2="1.761cm" draw:start-shape="id11" draw:start-glue-point="1" draw:end-shape="id1">
            <text:p/>
          </draw:connector>
          <draw:frame draw:style-name="gr4" draw:text-style-name="P5" draw:layer="layout" svg:width="2.841cm" svg:height="0.873cm" svg:x="8.954cm" svg:y="9.017cm">
            <draw:text-box>
              <text:p text:style-name="P5"><text:span text:style-name="T2">(startup only)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9-06-14T20:13:22</meta:creation-date>
    <dc:date>2009-06-14T20:43:16</dc:date>
    <meta:editing-cycles>7</meta:editing-cycles>
    <meta:editing-duration>PT29M55S</meta:editing-duration>
    <meta:user-defined meta:name="Info 1"/>
    <meta:user-defined meta:name="Info 2"/>
    <meta:user-defined meta:name="Info 3"/>
    <meta:user-defined meta:name="Info 4"/>
    <meta:document-statistic meta:object-count="28"/>
  </office:meta>
</office:document-meta>
</file>